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9934" officeooo:paragraph-rsid="00079934"/>
    </style:style>
    <style:style style:name="P2" style:family="paragraph" style:parent-style-name="Standard">
      <style:text-properties officeooo:rsid="0007ab54" officeooo:paragraph-rsid="0007ab54"/>
    </style:style>
    <style:style style:name="P3" style:family="paragraph" style:parent-style-name="Standard">
      <style:text-properties officeooo:rsid="000982b2" officeooo:paragraph-rsid="000982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Lezione 1</text:p>
      <text:p text:style-name="P1"/>
      <text:p text:style-name="P2">la struttura di un pagina web in JS si chiama DOM(Documento object Model)</text:p>
      <text:p text:style-name="P2"/>
      <text:p text:style-name="P3">null e undefined sono valori speciali in JS</text:p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18:36:13.262238115</meta:creation-date>
    <dc:date>2023-05-08T21:18:15.056315444</dc:date>
    <meta:editing-duration>PT1H1M4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" meta:word-count="24" meta:character-count="136" meta:non-whitespace-character-count="115"/>
  </office:meta>
</office:document-meta>
</file>